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7.916cm"/>
    </style:style>
    <style:style style:name="Table1.B" style:family="table-column">
      <style:table-column-properties style:column-width="9.084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T1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🛡️ How to Overcome Premium Anti-Webscraping Defenses</text:h>
      <text:h text:style-name="Heading_20_3" text:outline-level="3">1. <text:span text:style-name="Strong_20_Emphasis">Bypassing Cloudflare</text:span></text:h>
      <text:p text:style-name="Text_20_body"><text:span text:style-name="Strong_20_Emphasis">Detection Techniques:</text:span></text:p>
      <text:list xml:id="list388830874" text:style-name="L1">
        <text:list-item>
          <text:p text:style-name="P1">Cloudflare uses JS challenges, rate limiting, and CAPTCHAs.</text:p>
        </text:list-item>
      </text:list>
      <text:p text:style-name="Text_20_body"><text:span text:style-name="Strong_20_Emphasis">Bypass Methods:</text:span></text:p>
      <text:list xml:id="list641405860" text:style-name="L2">
        <text:list-item>
          <text:p text:style-name="P2">🧠 <text:span text:style-name="Strong_20_Emphasis">Use headless browsers</text:span> like <text:span text:style-name="Strong_20_Emphasis">Puppeteer</text:span> or <text:span text:style-name="Strong_20_Emphasis">Selenium with undetected-chromedriver</text:span> to solve JavaScript challenges.</text:p>
        </text:list-item>
        <text:list-item>
          <text:p text:style-name="P2">🔄 <text:span text:style-name="Strong_20_Emphasis">Rotate User Agents</text:span>, Referrers, and headers to mimic genuine traffic.</text:p>
        </text:list-item>
        <text:list-item>
          <text:p text:style-name="P2">🌍 <text:span text:style-name="Strong_20_Emphasis">Use Residential Proxies or Mobile Proxies</text:span> instead of data center IPs (Cloudflare flags data center ranges).</text:p>
        </text:list-item>
        <text:list-item>
          <text:p text:style-name="P2">💡 <text:span text:style-name="Strong_20_Emphasis">Solve CAPTCHA via third-party solvers</text:span> (like 2Captcha or Anti-Captcha) during automation.</text:p>
        </text:list-item>
        <text:list-item>
          <text:p text:style-name="P2">🕵️‍♂️ <text:span text:style-name="Strong_20_Emphasis">Session Replay:</text:span> Let a human open a session, then reuse the cookies and headers in a scraper.</text:p>
        </text:list-item>
      </text:list>
      <text:p text:style-name="Horizontal_20_Line"/>
      <text:h text:style-name="Heading_20_3" text:outline-level="3">2. <text:span text:style-name="Strong_20_Emphasis">AWS CloudFront + AWS WAF</text:span></text:h>
      <text:p text:style-name="Text_20_body"><text:span text:style-name="Strong_20_Emphasis">Detection Techniques:</text:span></text:p>
      <text:list xml:id="list3586825038" text:style-name="L3">
        <text:list-item>
          <text:p text:style-name="P3">Custom rules, rate limiting, Geo-restrictions.</text:p>
        </text:list-item>
      </text:list>
      <text:p text:style-name="Text_20_body"><text:span text:style-name="Strong_20_Emphasis">Bypass Methods:</text:span></text:p>
      <text:list xml:id="list3413677789" text:style-name="L4">
        <text:list-item>
          <text:p text:style-name="P4">🌐 <text:span text:style-name="Strong_20_Emphasis">Geo-rotate proxies</text:span> (use VPNs or geo-specific proxies).</text:p>
        </text:list-item>
        <text:list-item>
          <text:p text:style-name="P4">🕶️ <text:span text:style-name="Strong_20_Emphasis">Use tools like </text:span><text:span text:style-name="Strong_20_Emphasis"><text:span text:style-name="Source_20_Text">scrapy-user-agents</text:span></text:span><text:span text:style-name="Strong_20_Emphasis"> and </text:span><text:span text:style-name="Strong_20_Emphasis"><text:span text:style-name="Source_20_Text">fake_headers</text:span></text:span><text:span text:style-name="Strong_20_Emphasis"> to spoof traffic characteristics.</text:span></text:p>
        </text:list-item>
        <text:list-item>
          <text:p text:style-name="P4">📊 <text:span text:style-name="Strong_20_Emphasis">Slow scraping</text:span>: Lower request frequency to mimic human interaction (throttle with time.sleep()).</text:p>
        </text:list-item>
        <text:list-item>
          <text:p text:style-name="P4">📦 <text:span text:style-name="Strong_20_Emphasis">Session-based scraping</text:span>: Capture auth and session cookies and replay traffic.</text:p>
        </text:list-item>
      </text:list>
      <text:p text:style-name="Horizontal_20_Line"/>
      <text:h text:style-name="Heading_20_3" text:outline-level="3">3. <text:span text:style-name="Strong_20_Emphasis">Imperva Incapsula</text:span></text:h>
      <text:p text:style-name="Text_20_body"><text:span text:style-name="Strong_20_Emphasis">Detection Techniques:</text:span></text:p>
      <text:list xml:id="list1904077145" text:style-name="L5">
        <text:list-item>
          <text:p text:style-name="P5">Behavioral analysis, mouse movements, JS execution, bot fingerprinting.</text:p>
        </text:list-item>
      </text:list>
      <text:p text:style-name="Text_20_body"><text:span text:style-name="Strong_20_Emphasis">Bypass Methods:</text:span></text:p>
      <text:list xml:id="list2598484555" text:style-name="L6">
        <text:list-item>
          <text:p text:style-name="P6">🧠 <text:span text:style-name="Strong_20_Emphasis">Headless browser automation</text:span> with interaction emulation (e.g., move mouse, scroll, random delays).</text:p>
        </text:list-item>
        <text:list-item>
          <text:p text:style-name="P6"><text:soft-page-break/>🛠️ Use <text:span text:style-name="Strong_20_Emphasis">Browser-based automation libraries</text:span> that support stealth mode (like Playwright + stealth plugins).</text:p>
        </text:list-item>
        <text:list-item>
          <text:p text:style-name="P6">⛔ Avoid headless detection:</text:p>
          <text:list>
            <text:list-item>
              <text:p text:style-name="P6">Use headless Chrome in full mode (<text:span text:style-name="Source_20_Text">--disable-blink-features=AutomationControlled</text:span>).</text:p>
            </text:list-item>
            <text:list-item>
              <text:p text:style-name="P6">Set proper <text:span text:style-name="Source_20_Text">navigator.webdriver=false</text:span>, spoof plugins and WebGL data.</text:p>
            </text:list-item>
          </text:list>
        </text:list-item>
      </text:list>
      <text:p text:style-name="Horizontal_20_Line"/>
      <text:h text:style-name="Heading_20_3" text:outline-level="3">4. <text:span text:style-name="Strong_20_Emphasis">Google reCAPTCHA v2 / v3 / Invisible</text:span></text:h>
      <text:p text:style-name="Text_20_body"><text:span text:style-name="Strong_20_Emphasis">Detection Techniques:</text:span></text:p>
      <text:list xml:id="list327047588" text:style-name="L7">
        <text:list-item>
          <text:p text:style-name="P7">Risk scoring, mouse movement tracking, hidden challenge triggers.</text:p>
        </text:list-item>
      </text:list>
      <text:p text:style-name="Text_20_body"><text:span text:style-name="Strong_20_Emphasis">Bypass Methods:</text:span></text:p>
      <text:list xml:id="list971426740" text:style-name="L8">
        <text:list-item>
          <text:p text:style-name="P8">✅ For <text:span text:style-name="Strong_20_Emphasis">v2</text:span>, use 2Captcha or Anti-Captcha to solve image CAPTCHAs.</text:p>
        </text:list-item>
        <text:list-item>
          <text:p text:style-name="P8">👨‍💻 For <text:span text:style-name="Strong_20_Emphasis">v3</text:span>, harvest a session with a high score (from real browsing) and reuse the <text:span text:style-name="Source_20_Text">g-recaptcha-response</text:span>.</text:p>
        </text:list-item>
        <text:list-item>
          <text:p text:style-name="P8">🕵️‍♂️ Emulate full browser interactions (keyboard, mouse) to gain a higher trust score.</text:p>
        </text:list-item>
      </text:list>
      <text:p text:style-name="Horizontal_20_Line"/>
      <text:h text:style-name="Heading_20_3" text:outline-level="3">5. <text:span text:style-name="Strong_20_Emphasis">PerimeterX</text:span></text:h>
      <text:p text:style-name="Text_20_body"><text:span text:style-name="Strong_20_Emphasis">Detection Techniques:</text:span></text:p>
      <text:list xml:id="list236854314" text:style-name="L9">
        <text:list-item>
          <text:p text:style-name="P9">Fingerprinting, behavioral biometrics, mouse/scroll event validation.</text:p>
        </text:list-item>
      </text:list>
      <text:p text:style-name="Text_20_body"><text:span text:style-name="Strong_20_Emphasis">Bypass Methods:</text:span></text:p>
      <text:list xml:id="list4076862666" text:style-name="L10">
        <text:list-item>
          <text:p text:style-name="P10">🤖 Use <text:span text:style-name="Strong_20_Emphasis">Browser Fingerprinting spoofers</text:span> to modify canvas, WebGL, audio context, fonts, etc.</text:p>
        </text:list-item>
        <text:list-item>
          <text:p text:style-name="P10">🔀 <text:span text:style-name="Strong_20_Emphasis">Cycle through different devices and environments</text:span> using Docker or virtualized OS/browser setups.</text:p>
        </text:list-item>
        <text:list-item>
          <text:p text:style-name="P10">🧠 Use <text:span text:style-name="Strong_20_Emphasis">AI-based input simulation</text:span>: Tools that mimic human gestures at the pixel level (like mimicking mouse jitter).</text:p>
        </text:list-item>
      </text:list>
      <text:p text:style-name="Horizontal_20_Line"/>
      <text:h text:style-name="Heading_20_3" text:outline-level="3">6. <text:span text:style-name="Strong_20_Emphasis">Distil Networks (Imperva now)</text:span></text:h>
      <text:p text:style-name="Text_20_body"><text:span text:style-name="Strong_20_Emphasis">Detection Techniques:</text:span></text:p>
      <text:list xml:id="list3054824595" text:style-name="L11">
        <text:list-item>
          <text:p text:style-name="P11">Honeypots, device fingerprinting, JS challenges.</text:p>
        </text:list-item>
      </text:list>
      <text:p text:style-name="Text_20_body"><text:span text:style-name="Strong_20_Emphasis">Bypass Methods:</text:span></text:p>
      <text:list xml:id="list1108879302" text:style-name="L12">
        <text:list-item>
          <text:p text:style-name="P12">👻 Detect and avoid honeypot fields (hidden elements like <text:span text:style-name="Source_20_Text">display: none</text:span> or <text:span text:style-name="Source_20_Text">tabindex=-1</text:span>).</text:p>
        </text:list-item>
        <text:list-item>
          <text:p text:style-name="P12"><text:soft-page-break/>🧠 <text:span text:style-name="Strong_20_Emphasis">Scrape rendered content</text:span> using browser automation rather than raw HTML (so honeypots get bypassed).</text:p>
        </text:list-item>
        <text:list-item>
          <text:p text:style-name="P12">🔐 Spoof headers like <text:span text:style-name="Source_20_Text">accept-language</text:span>, <text:span text:style-name="Source_20_Text">sec-fetch-*</text:span>, etc., to look browser-native.</text:p>
        </text:list-item>
      </text:list>
      <text:p text:style-name="Horizontal_20_Line"/>
      <text:h text:style-name="Heading_20_2" text:outline-level="2">💡 Common Tools Used for Bypassing (For Testing)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Tool/Library</text:p>
            </table:table-cell>
            <table:table-cell table:style-name="Table1.A1" office:value-type="string">
              <text:p text:style-name="Table_20_Heading">Purpos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Selenium + undetected-chromedriver</text:span></text:p>
          </table:table-cell>
          <table:table-cell table:style-name="Table1.A1" office:value-type="string">
            <text:p text:style-name="Table_20_Contents">Bypass headless detection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Playwright</text:span></text:p>
          </table:table-cell>
          <table:table-cell table:style-name="Table1.A1" office:value-type="string">
            <text:p text:style-name="Table_20_Contents">Better stealth and automation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Puppeteer + puppeteer-extra-plugin-stealth</text:span></text:p>
          </table:table-cell>
          <table:table-cell table:style-name="Table1.A1" office:value-type="string">
            <text:p text:style-name="Table_20_Contents">JS rendering and challenge solving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2Captcha / Anti-Captcha</text:span></text:p>
          </table:table-cell>
          <table:table-cell table:style-name="Table1.A1" office:value-type="string">
            <text:p text:style-name="Table_20_Contents">Solving CAPTCHA automatically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Proxymesh, Smartproxy, Luminati</text:span></text:p>
          </table:table-cell>
          <table:table-cell table:style-name="Table1.A1" office:value-type="string">
            <text:p text:style-name="Table_20_Contents">Residential proxie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Flaresolverr</text:span></text:p>
          </table:table-cell>
          <table:table-cell table:style-name="Table1.A1" office:value-type="string">
            <text:p text:style-name="Table_20_Contents">Special scraper designed to bypass Cloudflare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Requests-HTML, Playwright-Python</text:span></text:p>
          </table:table-cell>
          <table:table-cell table:style-name="Table1.A1" office:value-type="string">
            <text:p text:style-name="Table_20_Contents">Rendered HTML scraping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mitmproxy / Burp Suite</text:span></text:p>
          </table:table-cell>
          <table:table-cell table:style-name="Table1.A1" office:value-type="string">
            <text:p text:style-name="Table_20_Contents">Intercepting and modifying HTTP headers and cookies</text:p>
          </table:table-cell>
        </table:table-row>
      </table:table>
      <text:p text:style-name="Horizontal_20_Line"/>
      <text:h text:style-name="Heading_20_2" text:outline-level="2">🧠 Pro Tips</text:h>
      <text:list xml:id="list888174767" text:style-name="L13">
        <text:list-item>
          <text:p text:style-name="P13"><text:span text:style-name="Strong_20_Emphasis">Timing is key</text:span>: Mimic natural delays between clicks and inputs.</text:p>
        </text:list-item>
        <text:list-item>
          <text:p text:style-name="P13"><text:span text:style-name="Strong_20_Emphasis">Header randomness</text:span>: Use tools to rotate headers realistically.</text:p>
        </text:list-item>
        <text:list-item>
          <text:p text:style-name="P13"><text:span text:style-name="Strong_20_Emphasis">Session replay</text:span>: Reuse cookies and tokens from legitimate sessions.</text:p>
        </text:list-item>
        <text:list-item>
          <text:p text:style-name="P13"><text:span text:style-name="Strong_20_Emphasis">Blending in</text:span>: Your bot should look exactly like a human browser (headers, behavior, fingerprint).</text:p>
        </text:list-item>
      </text:list>
      <text:p text:style-name="Horizontal_20_Line"/>
      <text:h text:style-name="Heading_20_2" text:outline-level="2">🔒 Defensive Perspective</text:h>
      <text:p text:style-name="Text_20_body">Understanding these bypass methods helps defenders to:</text:p>
      <text:list xml:id="list950640672" text:style-name="L14">
        <text:list-item>
          <text:p text:style-name="P14">Detect browser automation via behavioral analysis.</text:p>
        </text:list-item>
        <text:list-item>
          <text:p text:style-name="P14">Monitor unusual session reuse or timing patterns.</text:p>
        </text:list-item>
        <text:list-item>
          <text:p text:style-name="P14">Use advanced bot management services with adaptive machine learning.</text:p>
        </text:list-item>
        <text:list-item>
          <text:p text:style-name="P14">Set traps (e.g., honeypots, fake links, fingerprint inconsistencies).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1T16:55:12.610589349</meta:creation-date>
    <dc:date>2025-04-11T16:56:54.894826618</dc:date>
    <meta:editing-duration>PT1M43S</meta:editing-duration>
    <meta:editing-cycles>1</meta:editing-cycles>
    <meta:document-statistic meta:table-count="1" meta:image-count="0" meta:object-count="0" meta:page-count="3" meta:paragraph-count="78" meta:word-count="567" meta:character-count="3933" meta:non-whitespace-character-count="3482"/>
    <meta:generator>LibreOffice/7.3.7.2$Linux_X86_64 LibreOffice_project/30$Build-2</meta:generator>
  </office:meta>
</office:document-meta>
</file>